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end" fo:margin-left="0cm"/>
    </style:style>
    <style:style style:name="ce4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 style:data-style-name="N110">
      <style:table-cell-properties fo:background-color="#666666" style:vertical-align="middle"/>
    </style:style>
    <style:style style:name="ce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8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11]+[.E28]" office:value-type="float" office:value="4.325" calcext:value-type="float">
            <text:p>+4,32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10]" office:value-type="float" office:value="4.325" calcext:value-type="float">
            <text:p>+4,325</text:p>
          </table:table-cell>
          <table:table-cell table:style-name="ce7" table:formula="of:=[.J11]+1" office:value-type="float" office:value="28" calcext:value-type="float">
            <text:p>28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12]+[.$D$28]" office:value-type="float" office:value="3.575" calcext:value-type="float">
            <text:p>+3,57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11]" office:value-type="float" office:value="3.575" calcext:value-type="float">
            <text:p>+3,575</text:p>
          </table:table-cell>
          <table:table-cell table:style-name="ce7" table:formula="of:=[.J12]+1" office:value-type="float" office:value="27" calcext:value-type="float">
            <text:p>27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13]+[.$D$28]" office:value-type="float" office:value="2.925" calcext:value-type="float">
            <text:p>+2,92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12]" office:value-type="float" office:value="2.925" calcext:value-type="float">
            <text:p>+2,925</text:p>
          </table:table-cell>
          <table:table-cell table:style-name="ce7" table:formula="of:=[.J13]+1"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14]+[.$D$28]" office:value-type="float" office:value="2.275" calcext:value-type="float">
            <text:p>+2,27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13]" office:value-type="float" office:value="2.275" calcext:value-type="float">
            <text:p>+2,275</text:p>
          </table:table-cell>
          <table:table-cell table:style-name="ce7" table:formula="of:=[.J14]+1"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15]+[.$D$28]" office:value-type="float" office:value="1.625" calcext:value-type="float">
            <text:p>+1,62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14]" office:value-type="float" office:value="1.625" calcext:value-type="float">
            <text:p>+1,625</text:p>
          </table:table-cell>
          <table:table-cell table:style-name="ce7" table:formula="of:=[.J15]+1"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16]+[.$D$28]" office:value-type="float" office:value="0.975" calcext:value-type="float">
            <text:p>+0,97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15]" office:value-type="float" office:value="0.975" calcext:value-type="float">
            <text:p>+0,975</text:p>
          </table:table-cell>
          <table:table-cell table:style-name="ce7" table:formula="of:=[.J16]+1"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D28]/2" office:value-type="float" office:value="0.325" calcext:value-type="float">
            <text:p>+0,32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16]" office:value-type="float" office:value="0.325" calcext:value-type="float">
            <text:p>+0,325</text:p>
          </table:table-cell>
          <table:table-cell table:style-name="ce7" table:formula="of:=[.J17]+1" office:value-type="float" office:value="22" calcext:value-type="float">
            <text:p>22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-[.D28]/2" office:value-type="float" office:value="-0.325" calcext:value-type="float">
            <text:p>-0,32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17]" office:value-type="float" office:value="-0.325" calcext:value-type="float">
            <text:p>-0,325</text:p>
          </table:table-cell>
          <table:table-cell table:style-name="ce7" table:formula="of:=[.J18]+1" office:value-type="float" office:value="21" calcext:value-type="float">
            <text:p>21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17]-[.$D$28]" office:value-type="float" office:value="-0.975" calcext:value-type="float">
            <text:p>-0,97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18]" office:value-type="float" office:value="-0.975" calcext:value-type="float">
            <text:p>-0,975</text:p>
          </table:table-cell>
          <table:table-cell table:style-name="ce7" table:formula="of:=[.J19]+1" office:value-type="float" office:value="20" calcext:value-type="float">
            <text:p>20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18]-[.$D$28]" office:value-type="float" office:value="-1.625" calcext:value-type="float">
            <text:p>-1,62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19]" office:value-type="float" office:value="-1.625" calcext:value-type="float">
            <text:p>-1,625</text:p>
          </table:table-cell>
          <table:table-cell table:style-name="ce7" table:formula="of:=[.J20]+1"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19]-[.$D$28]" office:value-type="float" office:value="-2.275" calcext:value-type="float">
            <text:p>-2,27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20]" office:value-type="float" office:value="-2.275" calcext:value-type="float">
            <text:p>-2,275</text:p>
          </table:table-cell>
          <table:table-cell table:style-name="ce7" table:formula="of:=[.J21]+1" office:value-type="float" office:value="18" calcext:value-type="float">
            <text:p>18</text:p>
          </table:table-cell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20]-[.$D$28]" office:value-type="float" office:value="-2.925" calcext:value-type="float">
            <text:p>-2,92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21]" office:value-type="float" office:value="-2.925" calcext:value-type="float">
            <text:p>-2,925</text:p>
          </table:table-cell>
          <table:table-cell table:style-name="ce7" table:formula="of:=[.J22]+1" office:value-type="float" office:value="17" calcext:value-type="float">
            <text:p>17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21]-[.$D$28]" office:value-type="float" office:value="-3.575" calcext:value-type="float">
            <text:p>-3,57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22]" office:value-type="float" office:value="-3.575" calcext:value-type="float">
            <text:p>-3,575</text:p>
          </table:table-cell>
          <table:table-cell table:style-name="ce7" table:formula="of:=[.J23]+1" office:value-type="float" office:value="16" calcext:value-type="float">
            <text:p>16</text:p>
          </table:table-cell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formula="of:=-([.$B$28]/2 + [.$C$28]/2)/2" office:value-type="float" office:value="-3.05" calcext:value-type="float">
            <text:p>-3,050</text:p>
          </table:table-cell>
          <table:table-cell table:formula="of:=[.F22]-[.E28]" office:value-type="float" office:value="-4.325" calcext:value-type="float">
            <text:p>-4,325</text:p>
          </table:table-cell>
          <table:table-cell/>
          <table:table-cell table:formula="of:=([.$B$28]/2 + [.$C$28]/2)/2" office:value-type="float" office:value="3.05" calcext:value-type="float">
            <text:p>+3,050</text:p>
          </table:table-cell>
          <table:table-cell table:formula="of:=[.F23]" office:value-type="float" office:value="-4.325" calcext:value-type="float">
            <text:p>-4,325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Ay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float" office:value="4.75" calcext:value-type="float">
            <text:p>4,75</text:p>
          </table:table-cell>
          <table:table-cell table:style-name="ce2" office:value-type="float" office:value="7.45" calcext:value-type="float">
            <text:p>7,45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6" calcext:value-type="float">
            <text:p>0,6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text>+</number:text>
      <number:number number:decimal-places="0" loext:min-decimal-places="0" number:min-integer-digits="1"/>
    </number:number-style>
    <number:number-style style:name="N108P1" style:volatile="true">
      <number:text>-</number:text>
      <number:number number:decimal-places="0" loext:min-decimal-places="0" number:min-integer-digits="1"/>
    </number:number-style>
    <number:number-style style:name="N108">
      <number:number number:decimal-places="0" loext:min-decimal-places="0" number:min-integer-digits="1"/>
      <style:map style:condition="value()&gt;0" style:apply-style-name="N108P0"/>
      <style:map style:condition="value()&lt;0" style:apply-style-name="N108P1"/>
    </number:number-style>
    <number:number-style style:name="N109P0" style:volatile="true">
      <number:text>-</number:text>
      <number:number number:decimal-places="3" loext:min-decimal-places="3" number:min-integer-digits="1"/>
    </number:number-style>
    <number:number-style style:name="N109P1" style:volatile="true">
      <number:text>+</number:text>
      <number:number number:decimal-places="3" loext:min-decimal-places="3" number:min-integer-digits="1"/>
    </number:number-style>
    <number:number-style style:name="N109" number:title="Défini par l'utilisateur">
      <number:number number:decimal-places="3" loext:min-decimal-places="3" number:min-integer-digits="1"/>
      <style:map style:condition="value()&gt;0" style:apply-style-name="N109P0"/>
      <style:map style:condition="value()&lt;0" style:apply-style-name="N109P1"/>
    </number:number-style>
    <number:number-style style:name="N110P0" style:volatile="true">
      <number:text>+</number:text>
      <number:number number:decimal-places="3" loext:min-decimal-places="3" number:min-integer-digits="1"/>
    </number:number-style>
    <number:number-style style:name="N110P1" style:volatile="true">
      <number:text>-</number:text>
      <number:number number:decimal-places="3" loext:min-decimal-places="3" number:min-integer-digits="1"/>
    </number:number-style>
    <number:number-style style:name="N110">
      <number:number number:decimal-places="3" loext:min-decimal-places="3" number:min-integer-digits="1"/>
      <style:map style:condition="value()&gt;0" style:apply-style-name="N110P0"/>
      <style:map style:condition="value()&lt;0" style:apply-style-name="N110P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9T11:15:32.560000000</meta:creation-date>
    <dc:date>2020-02-29T11:31:24.028000000</dc:date>
    <meta:editing-duration>PT15M50S</meta:editing-duration>
    <meta:editing-cycles>4</meta:editing-cycles>
    <meta:generator>LibreOffice/6.3.4.2$Windows_X86_64 LibreOffice_project/60da17e045e08f1793c57c00ba83cdfce946d0aa</meta:generator>
    <meta:document-statistic meta:table-count="1" meta:cell-count="100" meta:object-count="0"/>
  </office:meta>
</office:document-meta>
</file>